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 Sans" svg:font-family="'Open Sans', sans-serif"/>
    <style:font-face style:name="Source Serif Pro" svg:font-family="'Source Serif Pro', 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3d464d" style:font-name="Source Serif Pro" fo:font-size="13.5pt" fo:letter-spacing="normal" fo:font-style="normal" fo:font-weight="normal"/>
    </style:style>
    <style:style style:name="P2" style:family="paragraph" style:parent-style-name="Text_20_body">
      <style:paragraph-properties fo:margin-left="0cm" fo:margin-right="0cm" fo:margin-top="0cm" fo:margin-bottom="0cm" style:line-height-at-least="0.82cm" fo:text-align="start" style:justify-single-word="false" fo:text-indent="0cm" style:auto-text-indent="false" fo:padding="0cm" fo:border="none"/>
      <style:text-properties fo:color="#3d464d" style:font-name="Source Serif Pro" fo:font-size="13.5pt"/>
    </style:style>
    <style:style style:name="P3" style:family="paragraph" style:parent-style-name="Text_20_body">
      <style:paragraph-properties fo:margin-left="0cm" fo:margin-right="0cm" fo:margin-top="0cm" fo:margin-bottom="0cm" fo:text-indent="0cm" style:auto-text-indent="false" fo:padding="0cm" fo:border="none"/>
      <style:text-properties fo:font-size="10.5pt"/>
    </style:style>
    <style:style style:name="P4"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3d464d" style:font-name="Source Serif Pro" fo:font-size="13.5pt" fo:letter-spacing="normal" fo:font-style="normal" fo:font-weight="normal"/>
    </style:style>
    <style:style style:name="T1" style:family="text">
      <style:text-properties fo:font-variant="normal" fo:text-transform="none" fo:color="#3d464d" style:font-name="Open Sans" fo:font-size="13.5pt" fo:letter-spacing="normal" fo:font-style="normal" fo:font-weight="bold"/>
    </style:style>
    <style:style style:name="T2" style:family="text">
      <style:text-properties fo:font-variant="normal" fo:text-transform="none" fo:color="#3d464d" style:font-name="Source Serif Pro" fo:font-size="13.5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span text:style-name="T1">Usando CodeDOM Para Gerar Código do NameSpace</text:span> </text:p>
      <text:p text:style-name="Standard"><text:span text:style-name="T2"/></text:p>
      <text:p text:style-name="Standard"><text:span text:style-name="T2"/></text:p>
      <text:p text:style-name="Standard"><text:span text:style-name="T2">[00:01] Nós já aprendemos sobre o uso de reflection pra gente poder acessar tipos, modificar tipos como classes, namespace, interfaces e também propriedades e métodos, e agora vamos para o Item04, que é a "Geração de código".</text:span></text:p>
      <text:p text:style-name="P4">[00:20] Aqui dentro nós vamos ter o Programa04 e lá dentro um programa. Dentro do programa, nós vamos ver que já existem algumas tarefas que estão definidas para a gente realizar, e tem uma tarefa principal que é "Utilizar o nosso código C# para gerar outro código C#".</text:p>
      <text:p text:style-name="P4">[00:43] Esse outro código é o que está definindo aqui, nós temos um namespace chamado "RecursosHumanos" e lá dentro nós precisamos declarar uma classe chamada "Funcionario". Essa classe possui alguns membros como os campos "nome" e "salário", e também um Construtor, e esse código também importa um namespace chamado "system".</text:p>
      <text:p text:style-name="P4">[01:14] Isso é um recurso bastante poderoso do .NET, que permite que a gente crie um código a partir do nosso código. Nós vamos aprender, então, passo a passo a criar esse código C# a partir do nosso programa.</text:p>
      <text:p text:style-name="P4">[01:31] E a gente vai ter que aprender isso através de uma biblioteca do .NET chamada de "CodeDOM", que significa modelo de objetos do domínio de código. O CodeDOM contém várias classes, várias interfaces que vão ajudar a gente a gerar esse código.</text:p>
      <text:p text:style-name="P4">[01:59] O que a gente vai fazer é começar importando o namespace do CodeDOM. Aqui em cima a gente vai importar namespace "System.CodeDom", e embaixo vamos importar o namespace "System.CodeDom.Compiler".</text:p>
      <text:p text:style-name="P4">[02:24] E agora vamos para as tarefas mais detalhadas. Nós vamos começar pela Tarefa 1, que é: criar uma unidade de compilação. Essa unidade de compilação é um container, e é dentro dela que nós vamos colocar os objetos que vão gerar o código depois.</text:p>
      <text:p text:style-name="P4">[02:49] Nós vamos declarar essa unidade digitando "unit" e automaticamente o IntelliSense traz para a gente o nome da classe adequada, "CodeCompileUnite", que faz parte do namespace "System.CodeDom". Vamos declarar uma variável CodeCompileUnite que nós vamos chamar de "unit", que vai ser uma nova instância de CodeCompileUnit.</text:p>
      <text:p text:style-name="P4">[03:23] Depois que nós criamos essa unidade, vamos começar a pendurar os objetos que fazem parte desse código. O primeiro objeto, o mais externo, é o "namespace RecursosHumanos".</text:p>
      <text:p text:style-name="P4">[03:39] A gente vai, então, declarar na Tarefa 2 um namespace. Vou digitar "namespace" para procurar o nome da classe adequada, "CodeNamespace". Vamos declarar esse namespace como uma variável chamada "codeNamespace", que vai ser uma nova instância de codeNamespace, e eu vou passar o nome desse nameSpace que é "RecursosHumanos".</text:p>
      <text:p text:style-name="P4">[04:19] Agora nós temos aqui tarefas menores: Tarefa 2.1, 2.22, 2.3, 2.4 e 2.5, que são necessárias para criar a classe "Funcionario" e os seus membros. Nós vamos girar o código da classe Funcionario, ou melhor, o código para o nosso namespace, para a gente <text:soft-page-break/>poder testar a geração do código somente com o namespace. Depois nós vamos testar adicionando a classe Funcionario. Então, agora que nós temos um namespace, vamos pular essas tarefas menores e vamos para a geração do código.</text:p>
      <text:p text:style-name="P4">[05:07] Vamos pular para Tarefa 3, que é: criar um provedor de modelo de código. É esse provedor que vai transformar os nossos objetos em código, então a gente vai criar aqui uma variável "provider", vamos digitar "provider" e automaticamente o IntelliSense traz pra gente o nome da classe "CodeDomProvider".</text:p>
      <text:p text:style-name="P4">[05:35] Vamos selecionar e declarar aqui um provider, "provider = new", porém o operador "new" não traz nada porque CodeDomProvider é uma classe abstrata, como nós podemos ver aqui. Eu não posso utilizar o operador new, eu tenho que digitar o nome da classe "CodeDomProvider" e utilizar um método estático para fazer a criação desse provider com o método "CreateProvider".</text:p>
      <text:p text:style-name="P4">[06:14] E aqui eu preciso passar o parâmetro que vai ser o nome da linguagem. Olha que interessante, tudo o que a gente está fazendo aqui não depende da linguagem c#. Eu posso utilizar e, por exemplo, definir como "c#", mas eu também poderia utilizar outra linguagem do .NET, como VB.NET ou F#.</text:p>
      <text:p text:style-name="P4">[06:41] Agora que eu já criei o meu provider, a gente vai para a Tarefa 4, que é: gerar um código e salvar o nosso código gerado em arquivo. Então, na Tarefa 4 a gente vai pegar o provider e a gente vai gerar o código. Vamos acessar o método "GenerateCodeFromCompileUnit", para isso a gente vai utilizar aquela unidade onde nós penduramos o namespace.</text:p>
      <text:p text:style-name="P4">[07:17] Vamos selecionar esse método e passar como parâmetro o primeiro parâmetro, que é a unidade "unit", e o segundo parâmetro que é um TextWriter. Mas eu não tenho um TextWriter, o que eu posso utilizar aqui nós já conhecemos de outros cursos, um velho conhecido que é o objeto "StreamWriter" que é, também, uma implementação do TextWriter e ele é um escritor de fluxo.</text:p>
      <text:p text:style-name="P4">[08:43] Nós vamos utilizar ele para gravar um arquivo chamado "Funcionario.cs". Então vamos declarar aqui acima, colocando uma instrução using, vamos declarar um streamWriter, "var streamWriter", que vai ser uma nova instância de StreamWriter, e vamos passar o nome do arquivo, que vai ser "Funcionario.cs".</text:p>
      <text:p text:style-name="P4">[08:45] Eu vou mover essa linha para dentro do bloco using, movendo para cima, e aqui nós vamos passar como parâmetro o "streamWriter", e o terceiro parâmetro que nós vamos passar é esse "CodeGeneratorOptions", que são opções do gerador de código.</text:p>
      <text:p text:style-name="P4">[08:56] Vou quebrar uma linha aqui com "Enter" e vou passar esse parâmetro que não precisamos definir nenhuma opção específica, então eu vou colocar simplesmente "new" e ele já traz para mim o nome da classe, "CodeGeneratorOptions".</text:p>
      <text:p text:style-name="P4">[09:15] Depois que a gente gera esse código e grava nesse arquivo, nós vamos ver o resultado, vamos ver o que acontece. Eu vou rodar a aplicação com "F5", ele rodou aplicação e deve ter gravado o arquivo Funcionario.cs.</text:p>
      <text:p text:style-name="P4">[09:38] Vamos abrir o explorador de soluções e, aqui dentro do Programa04, vamos selecionar o programa e escolher esta opção aqui para mostrar todos os arquivos, "Show <text:soft-page-break/>All Files". Com isso, a gente vai exibir algumas pastas que não estão visíveis no momento, como a pasta "bin", pasta "Debug" e a pasta "netcoreapp2.1".</text:p>
      <text:p text:style-name="P4">[10:12] Lá dentro nós vamos encontrar o arquivo "Funcionario.cs" que a gente acabou de gerar. Vamos ver, então, o tem lá dentro. Olha só, nós temos um bloco de comentário dizendo que esse código foi gerado por uma ferramenta, esse código foi gerado e cuidado, não mexa neste código porque ele pode ser gerado novamente e você pode perder esse código. Só que eu não estou encontrando aqui o namespace RecursosHumanos que nós criamos, por que será?</text:p>
      <text:p text:style-name="P4">[10:47] Vamos dar uma olhada, e fica claro que nós criamos uma unidade de compilação, criamos o namespace, mas nós não penduramos esse namespace embaixo da unidade de compilação.</text:p>
      <text:p text:style-name="P4">[11:03] Nós precisamos adicionar logo acima do provider, dessa declaração, vamos abrir uma linha e acessar a unidade de compilação "unit" e vamos pegar os namespaces do "unit.Namespaces" e vamos adicionar o nosso CodeNameSpace ".Add(codeNamespace)". E agora eu vou rodar de novo aplicação, e ele está falando que o arquivo Funcionario.cs foi recarregado, ele foi modificado. Eu vou clicar em "Okay" e vou abrir de novo "Funcionario.cs", e aí está o nosso namespace RecursosHumanos.</text:p>
      <text:p text:style-name="Standard"/>
      <text:p text:style-name="Standard"><text:tab/><text:tab/><text:tab/><text:span text:style-name="T1">Usando CodeDOM Para Gerar Código de Classe e Campos</text:span></text:p>
      <text:p text:style-name="Text_20_body"><text:line-break/></text:p>
      <text:p text:style-name="P2">Agora que nós temos o namespace, vamos passar para o restante do código. Vamos voltar aqui no nosso exemplo. Dentro do namespace RecursosHumanos, nós temos o namespace using system. Então, nós precisamos importar esse namespace aqui no nosso código. Vamos fazer isso, então, na tarefa 2.1: importar o namespace System.</text:p>
      <text:p text:style-name="P2">Então como nós vamos fazer isso? Vamos digitar aqui a palavra “import”. O intellisense vai trazer para a gente o nome correto da classe, que é “CodeNamespaceImport”. Vamos declarar, então, uma variável chamada import, que vai ser uma nova instância de CodeNamespaceImport. Vamos chamar esse import de System, porque é o nome que precisa ser importado.</text:p>
      <text:p text:style-name="P2">Então esse Import System, ele vai ser agora adicionado ao namespace, à variável CodeNamespace. Então vamos colocar aqui “codeNamespace” e vamos adicionar aqui nos imports. Nós temos a propriedade Imports. Vamos selecionar e vamos adicionar, então, o nosso Import. E agora podemos rodar de novo a aplicação para ver o resultado. Ele já recarregou o arquivo funcionário. E aí está. Foi adicionado um Import aqui com using System.</text:p>
      <text:p text:style-name="P2"><text:soft-page-break/>Vamos para o próximo passo, então, que é criar a classe Funcionario. A classe Funcionario, como nós podemos ver, é uma classe pública. Então nós vamos agora declarar, aqui na tarefa 2.2, a classe Funcionario. E nós vamos fazer isso declarando Funcionario como um objeto, que é, na verdade, um tipo. Uma classe é um tipo, assim como uma interface ou um struct são todos eles tipos.</text:p>
      <text:p text:style-name="P2">Então vamos digitar aqui a palavra “type”. Quando eu digito type, a gente vai ter algumas opções aqui. Olha só, “type”. Lá para cima nós vamos encontrar “CodeTypeDeclaration”. Nós vamos declarar, então, esse tipo que é a classe Funcionario. Vamos chamar essa variável de funcionario, que vai ser uma nova instância de CodeTypeDeclaration. E essa classe ela precisa, no seu construtor, ela precisa receber o nome da classe, que vai ser “Funcionario”.</text:p>
      <text:p text:style-name="P2">Depois da declaração, a gente pode, então, adicionar essa classe Funcionario ao nosso namespace. Nós vamos fazer isso pulando aqui essas tarefas 2.3, 2.4, 2.5, vamos adicionar a nossa classe Funcionario aqui no final, antes de adicionar, então, o namespace no unit. Vou colocar aqui, então, “codeNamespace”. Vamos adicionar, então, a nossa classe os tipos que fazem parte do namespace. Então, “codeNamespace.Types.Add”, para adicionar. E vamos adicionar, então, “funcionario”. Agora a gente vai rodar a aplicação com “F5” e vamos ver o resultado no código. Olha só. Agora temos a classe Funcionario, que foi adicionada ao código.</text:p>
      <text:p text:style-name="P2">Falta agora colocar os membros dessa classe Funcionario. Vamos começar aqui com os dois campos. Nós temos aqui o campo nome, que é uma string, e também salario, que é um decimal. Vamos começar pelo nome. Aqui na tarefa 2.3: criar o campo nome. Então o campo, em inglês, significa field. Então vamos digitar “field” para a gente pegar aqui o nome correto da classe, que é “CodeMemberField”. Então vamos declarar um novo nome aqui de variável, que vai ser, então, “nome”. Que vai ser uma nova instância de “CodeMemberField”.</text:p>
      <text:p text:style-name="P2">E vamos passar aqui, então, dois parâmetros, vamos procurar aqui. Os parâmetros são aqui o tipo, que é o type, e o segundo parâmetro que é o nome. O tipo vai ser uma string, porque o nome é uma string. E aqui o segundo parâmetro é o próprio nome deste campo. Então, para pegar aqui o tipo, eu vou colocar typeof, vamos passar aqui, “typeof(string)”.</text:p>
      <text:p text:style-name="P2"><text:soft-page-break/>E o segundo parâmetro é o nome, que é nome mesmo. Depois que eu criei aqui uma variável nome e vou adicionar à classe Funcionario esse membro. Então, “funcionario.Members.Add(nome)”. Vou rodar aplicação e vamos ver alteração lá no código. Aqui dentro agora nós temos o campo “string nome”. Porém, ele está como privado, nós precisamos mudar para público, porque assim que está definido aqui na nossa tarefa.</text:p>
      <text:p text:style-name="P2">Para eu mudar esse campo para público basta eu adicionar uma linha de código aqui depois da declaração. Vamos adicionar aqui “nome”. E eu preciso colocar como público e o público é um atributo do campo. Então eu vou acessar os atributos do nome e vou definir esses atributos como sendo “MemberAttributes.public”.</text:p>
      <text:p text:style-name="P2">E agora eu vou fazer a mesma coisa criando o campo salario. Vamos abrir aqui depois da tarefa 2.4. Vou adicionar algumas linhas e vou declarar, então, “CodeMemberField.salario”, que vai ser uma nova instância de “CodeMemberField”. Passando o tipo deste campo que é “(typeof(decimal))”. Porque é um salário. E aqui o nome deste campo que é salario mesmo.</text:p>
      <text:p text:style-name="P2">Depois que eu declarei e inicializei essa variável, eu também vou definir esse campo como sendo público. Vou acessar “salario.Attributes”. Eu tenho que atribuir com “= MemberAttributes.public”. E depois eu vou adicionar esse campo a minha classe Funcionario. Então, “funcionario.Members.Add(salario)”. E agora eu vou rodar a aplicação de novo para ver o resultado. E aí está, temos agora dois campos, nome e salario, e os dois estão como público.</text:p>
      <text:p text:style-name="P3"/>
      <text:p text:style-name="Text_20_body"/>
      <text:p text:style-name="Text_20_body"><text:tab/><text:tab/><text:span text:style-name="T1">Usando CodeDOM Para Gerar Construtor e Parâmetros</text:span> </text:p>
      <text:p text:style-name="Text_20_body"/>
      <text:p text:style-name="P1">Então para terminar a falta criar ainda o construtor da classe Funcionario. Como nós temos aqui no nosso modelo, olha só, um construtor público e temos também dois parâmetros que são exigidos por esse construtor. Vamos, então, aqui para tarefa 2.5 criar o construtor da classe.</text:p>
      <text:p text:style-name="P4">Vamos abrir algumas linhas, onde nós vamos declarar o nosso construtor, digitando a palavra “constructor” para procurar o nome da classe correta, que é “CodeConstructor”. Então nós declaramos uma variável para esse construtor, vamos chamar de construtor, que vai ser uma nova uma nova instância de “CodeConstructor”.</text:p>
      <text:p text:style-name="P4">E aí nós vamos adicionar esse construtor a nossa classe Funcionario. Então vamos colocar aqui “funcionario.”. E o construtor, assim como os campos, propriedades e <text:soft-page-break/>métodos, um construtor também é um membro. Então eu preciso acessar aqui a lista de membros da classe Funcionario e adicionar o nosso construtor. Se eu rodar agora a aplicação, eu vou ver o resultado.</text:p>
      <text:p text:style-name="P4">Com um construtor, que foi criado na classe e esse construtor precisa ser modificado, porque ele está como privado, a acessibilidade dele é privada. E, além disso, ele não tem nenhum parâmetro. Então vamos deixar ele como público, voltando aqui e colocando aqui na declaração, depois da declaração do construtor, vou acessar aqui “construtor.” e modificar os atributos, “Attributes = MemberAttributes.Public”.</text:p>
      <text:p text:style-name="P4">Além disso, ainda falta adicionar os parâmetros. O primeiro parâmetro como nós podemos ver lá em cima, indo lá para cima, a gente vê que o primeiro é o nome, que é uma string. Então, nós vamos voltar aqui e adicionar na tarefa 2.5 uma nova variável para representar esse parâmetro de construtor.</text:p>
      <text:p text:style-name="P4">Vamos adicionar aqui, então, algumas linhas e vamos digitar “parameter”. Então, quando eu digito parameter, aparece aqui uma série de classes e eu vou escolher aqui a classe chamada de “CodeParameterDeclarationExpression”, ou seja, é uma expressão de uma declaração de parâmetro. Então, essa variável eu vou chamar de “paramNome”, que vai ser uma nova instância (“new”), uma nova instância de “CodeParameterDeclarationExpression”.</text:p>
      <text:p text:style-name="P4">Eu vou quebrar uma linha antes da palavra new, para a gente poder visualizar melhor. E aqui eu vou passar como parâmetro algumas informações, entre elas o tipo do parâmetro, como nós podemos ver aqui, que vai ser um type, o typeof de uma string, e o nome, que é nome mesmo. Então vamos passar “typeof(string)” e o segundo parâmetro que é “nome”.</text:p>
      <text:p text:style-name="P4">E, além disso, a gente também vai ter que adicionar esse parâmetro ao nosso construtor. Vamos acessar, então, o construtor e adicionar à lista de parâmetros, “Parameters.Add(paramNome)”. Vou rodar a aplicação para ver o resultado no arquivo. Olha só, apareceu agora o parâmetro nome.</text:p>
      <text:p text:style-name="P4">E falta ainda o segundo parâmetro que é o salário. Vamos então abrir algumas linhas e declarar “CodeParameterDeclarationExpression = new CodeParameterDeclarationExpression”, passando o tipo com “typeof(decimal)”, e o segundo parâmetro, que é o nome desse parâmetro, que é “salario”.</text:p>
      <text:p text:style-name="P4">Depois disso nós vamos adicionar, então... Ah, faltou aqui colocar o nome da variável. Vamos colocar aqui como “paramSalario”. E agora sim, vamos adicionar também ao construtor esse parâmetro, que é o paramSalario. E vamos rodar de novo o programa. Agora nós temos os dois parâmetros, o nome e o salario. E com isso nós temos o resultado que é igual àquele que foi proposto lá na tarefa.</text:p>
      <text:p text:style-name="P4">Vamos voltar aqui em cima. Nós criamos, então, uma unidade de compilação para poder adicionar os objetos. Depois nós criamos o namespace, penduramos esse namespace embaixo dessa unidade de compilação. Depois nós geramos um arquivo funcionario.cs com esse código C-Sharp.</text:p>
      <text:p text:style-name="P4">Além disso, nós também começamos a adicionar código dentro do namespace, e esse código incluiu o namespace system com a importação de um namespace. Depois nós <text:soft-page-break/>adicionamos uma classe. Depois adicionamos dois membros, que são dois campos, a essa classe Funcionario.</text:p>
      <text:p text:style-name="P4">E no final nós criamos um construtor para classe contendo dois parâmetros. Faltou ainda, podemos dizer que faltou, mas a tarefa já está concluída, poderíamos ter colocado aqui um código dentro deste construtor para fazer algum cálculo, alguma coisa do tipo. Porém, a gente não precisa avançar muito nesse assunto, porque ele é bastante extenso.</text:p>
      <text:p text:style-name="P4">Então, para o objetivo da prova de certificação, o que você viu agora já é suficiente. Se você quiser explorar mais, com mais detalhes, até criando código, criando regras, criando cálculos dentro do seu programa gerado, você pode explorar, então, a documentação da Microsoft sobre o CodeDOM, para descobrir quais objetos utilizar, quais classes utilizar, para você poder expandir o seu código.</text:p>
      <text:p text:style-name="P4">Então, eu vou copiar esse endereço aqui e deixar aqui nos comentários para você poder se orientar. Vamos colocar aqui, então, um comentário. Para mais informações: e aqui o comentário com o link para a documentação da Microsoft.</text:p>
      <text:p text:style-name="Text_20_body"/>
      <text:p text:style-name="Text_20_body"><text:tab/><text:tab/><text:span text:style-name="T1">Criando Árvore de Expressões</text:span> </text:p>
      <text:p text:style-name="Text_20_body"/>
      <text:p text:style-name="P1">Continuando ainda dentro do Item04 - Geração de código, nós vamos para o Programa04.1. E aqui nós vamos abrir o programa, onde nós encontramos uma função que calcula a metade de um valor. Essa função é declarada como um tipo Func, que é um tipo de delegado que recebe um valor do tipo float, ou seja, um número de ponto flutuante, e devolve também um valor tipo float.</text:p>
      <text:p text:style-name="P4">Então nós temos essa declaração da Func metade, que é uma expressão lambda. Olha só, nós temos aí a expressão lambda, que nós utilizamos para passar um valor, que é um quociente. E esse quociente ele é dividido, então, por um divisor, que é o número 2. E no final nós imprimimos o valor da metade de um determinado número, que nós calculamos no exemplo esse número é o 9. Então, se nós rodarmos a aplicação, a gente vai ter o resultado: a metade de 9 é 4,5. Bastante simples esse código.</text:p>
      <text:p text:style-name="P4">E aqui embaixo nós temos a próxima tarefa, que é recriar a mesma função acima, que foi criada aqui através desse delegado. Porém, utilizando uma árvore de expressões do LINQ. E o que seria essa árvore de expressões? O LINQ, que é aquela biblioteca de consultas integradas a linguagem que nós já vimos, já aprendemos anteriormente, ele também pode ser utilizado para a gente desenvolver expressões.</text:p>
      <text:p text:style-name="P4">Essas expressões podem montar aqui essa expressão lambda que nós criamos aqui em cima. Porém, onde cada elemento dessa expressão vai ser declarado como uma variável e, no final de tudo, nós vamos montar cada um desses elementos para montar a expressão, que no final das contas é a divisão de um número pelo outro. Nós estamos aqui, simplesmente, calculando a metade, que é um cálculo banal, mas que para a gente vai ser bom, vai ser útil, para exemplificar como funciona as expressões, como criar uma árvore expressões LINQ.</text:p>
      <text:p text:style-name="P4">E nós vamos começar aqui a desenvolver as expressões individualmente. Vamos comentar aqui, então: criar as expressões individuais. Então, se nós olharmos aqui, nessa expressão LINQ, cada parte, como o quociente, o divisor e também o operador de <text:soft-page-break/>divisão, cada um desses elementos é uma expressão. E para a gente trabalhar com as expressões LINQ, nós temos que utilizar um namespace aqui em cima, vamos importar “using System.Linq.Expressions”. Com isso, a gente vai ter disponíveis os objetos necessários para declarar e utilizar essas expressões.</text:p>
      <text:p text:style-name="P4">A primeira expressão, que nós vamos utilizar para montar esse cálculo aqui da metade, o primeiro elemento é o quociente. Esse quociente que é na verdade o parâmetro da minha expressão LINQ. E como que eu faço para criar uma expressão de parâmetro? Basta eu escrever aqui “parameter”, quando eu faço isso, automaticamente, o intellisense trouxe para mim o tipo correto, “ParameterExpression”.</text:p>
      <text:p text:style-name="P4">Essa expression de parâmetro eu vou chamar de quociente, porque o meu parâmetro aqui ele se chama quo de quociente. Então, “quociente é igual...”. E aí eu vou pegar a classe Expression do LINQ e vou colocar aqui o método parâmetro. Esse método ele vai permitir que eu crie uma expressão do tipo parâmetro. Eu vou quebrar uma linha aqui antes do igual para a gente visualizar melhor. E aqui no parâmetro nós vamos colocar, então, o tipo desse parâmetro, que vai ser float. Então, “typeof(float)”.</text:p>
      <text:p text:style-name="P4">E aqui eu coloco o segundo parâmetro que é o nome do meu parâmetro, que é esse aqui quo. Então, “quo” de quociente. Então aqui eu tenho a primeira parte que é o parâmetro de entrada da minha expressão lambda. A segunda expressão que eu preciso criar é o valor desse divisor. Olha só, divisor que é o número 2, que é um valor constante. Então eu preciso de uma expressão para esta constante.</text:p>
      <text:p text:style-name="P4">Vamos digitar aqui, então, o tipo para gente declarar uma nova variável para o divisor. Então vamos digitar aqui “Constant” e aparece o tipo “ConstantExpression”, que vai ser o tipo da nossa variável, que vai ser o divisor. Vou quebrar uma linha, “=”. E aqui eu vou acessar a classe Expression e pegar aqui a constante. Então, “Expression.Constant”. E vou passar como parâmetros.</text:p>
      <text:p text:style-name="P4">Então vamos colocar aqui o valor, que é o valor fixo que é 2, e vou colocar também o tipo, que é “typeof(float)”. Agora que nós temos o quociente e também o divisor, ainda falta o operador de divisão. E essa expressão de divisão ela é um tipo especial de expressão. Se nós olharmos aqui, quantos operandos são necessários para fazer a divisão? Você precisa de dois, você precisa do quociente e do divisor, você precisa de dois. Portanto, nós precisamos de uma expressão binária, uma expressão binária que tem que ser declarada também aqui, para a gente poder criar uma nova variável.</text:p>
      <text:p text:style-name="P4">Então vamos colocar aqui “binary”, e automaticamente vem com o intellisense “BinaryExpression”. E vamos declarar, então, aqui o operador de divisão, vamos chamar de “opDivisao”. Vou quebrar uma linha e vou atribuir a essa variável então um valor, que a gente vai pegar novamente da classe Expression, e vamos acessar então a operação binária.</text:p>
      <text:p text:style-name="P4">Então essa operação ela é uma operação de divisão, então nós temos aqui a opção “Divide”. Então esse método Divide vai fazer com que a gente declare uma divisão. Essa divisão vai trabalhar com duas expressões, a expressão à esquerda e a expressão à direita. A expressão à esquerda ela vai ser o que? Vai ser o quociente. Então nós vamos passar aqui como parâmetro o quociente. E a segunda expressão vai ser o divisor.</text:p>
      <text:p text:style-name="P4"><text:soft-page-break/>Então nós já temos as expressões aqui declaradas individualmente. Nós precisamos agora juntar tudo isso, para a gente poder calcular uma expressão única. E a gente vai agora criar uma árvore de expressões. Vamos colocar aqui um comentário com a segunda parte deste exercício, que é criar a árvore de expressões. E essa árvore ela vai ser declarada com o tipo Expression. Então, “Expression”, que é uma classe genérica. Vamos colocar aqui entre menor e maior (&lt; &gt;) o que vai ser calculado nessa expressão.</text:p>
      <text:p text:style-name="P4">Vamos dar uma olhada aqui para cima, onde nós temos aqui o delegado, o delegado que foi colocado como código inicial para vocês. Esse delegado ele é do tipo func&lt;float, float&gt;. Então nós temos que utilizar esse tipo dentro da nossa Expression. Então, “Expression”, e lá dentro eu coloco “&lt;func&lt;float, float&gt;&gt;”. E agora nós vamos declarar a variável que vai representar essa expressão que calcula a metade.</text:p>
      <text:p text:style-name="P4">Vamos chamar essa variável de expr, de expressão, “exprMetade”. Como que nós vamos declarar, ou melhor, inicializar essa variável? Eu vou quebrar uma linha aqui e vou atribuir a ela o valor de uma operação, de uma expressão lambda, exatamente como nós temos lá no primeiro código de exemplo aqui desta classe. Nós vamos, então, acessar a classe Expression e acessar o tipo lambda. Então, esse Lambda vai criar aqui manualmente aquela expressão lambda que nós vimos lá no começo. E esse lambda é um método que é genérico.</text:p>
      <text:p text:style-name="P4">Então nós vamos passar aqui tipo dele, vamos passar novamente uma func de float, float. Então, “&lt;Func&lt;float, float&gt;&gt;”. E agora nós temos que também passar aí os parâmetros. O primeiro parâmetro que vai ser a expressão que realiza a operação da divisão, que é a nossa variável opDivisao. Vou colocar o segundo parâmetro, que são os parâmetros da nossa expressão lambda, vou colocar vírgula e quebrar uma linha.</text:p>
      <text:p text:style-name="P4">E vou colocar agora, como nós precisamos colocar aqui esse argumento, que é um array de parâmetro Expression. Então vamos colocar “new”, array de parameterExpression, então, “parameterExpression”, que é um array. E vou colocar aqui nessa coleção, nesse array, eu vou colocar o nosso parâmetro, que é o quê? Que é o quociente, é aquilo que está sendo passado para dentro da expressão lambda. Então, quociente vai ser o meu parâmetro da minha expressão lambda.</text:p>
      <text:p text:style-name="P4">Então o que nós acabamos de fazer aqui com essa variável Expression, essa expressão metade, isso aqui é exatamente o que é necessário para realizar essa expressão lambda, que nós temos aqui no começo, onde o quociente, operador expressão lambda, quociente / 2. Vamos voltar, então, aqui para depois da expressão metade.</text:p>
      <text:p text:style-name="P4">E nós vamos colocar a terceira parte agora, vou colocar um comentário agora: compilar e executar o código. Então, a nossa expressão metade, na verdade, ela é ainda só uma expressão, ela não pode ser executada diretamente para calcular a metade. O que nós precisamos fazer é criar aqui uma expressão, criar aqui, na verdade, uma variável, um delegado que vai representar a compilação dessa expressão.</text:p>
      <text:p text:style-name="P4">Então, primeiro, nós compilamos a expressão para depois executar o resultado dessa compilação, que é um delegado. Então vamos chamar aqui a variável expressão metade. Então, “exprMetade”. E vamos compilar, com o método compile. Quando eu compilo, eu recebo, como nós podemos ver, o resultado que é uma Func. Então, olha só, essa Func&lt;float, float&gt; é exatamente o tipo que está declarado lá em cima.</text:p>
      <text:p text:style-name="P4"><text:soft-page-break/>Aqui em cima nós temos esse tipo &lt;float, float&gt;, que foi utilizado para declarar a variável metade. Nós vamos criar, então, um outro delegado parecido com metade, do mesmo tipo, só que com o resultado da compilação da expressão da árvore de expressões. Então vamos aqui para baixo e vamos armazenar o resultado dessa compilação no novo delegado. Vamos colocar aqui: var metadeCompilada = exprMetade.Compile.</text:p>
      <text:p text:style-name="P4">E, agora sim, eu posso fazer o cálculo, eu posso chamar esse delegado metade compilada para poder obter o valor de um número qualquer dividido por dois. Então, o que a gente vai fazer aqui? A gente vai copiar esse código aqui para imprimir a tela Console.WriteLine. Vamos copiar e vamos colar aqui embaixo, logo depois da compilação da nossa expressão.</text:p>
      <text:p text:style-name="P4">E no lugar do 9, eu vou calcular a metade de um outro número, por exemplo 7, a metade de 7 é. E aqui eu vou chamar no lugar de passar esse delegado metade, que é aquele primeiro que foi declarado lá em cima, eu vou utilizar aqui o meu novo delegado, que é o metade compilada. Então, “metadeCompilada”. E vou passar como parâmetro o valor constante aqui, o valor 7. E vou rodar novamente a aplicação.</text:p>
      <text:p text:style-name="P4">Deu um erro aqui, mas não tem problema. Olha só, esse erro está dizendo que os tipos de argumento não estão batendo. Então, porque? Olha só, eu estou dizendo que a minha constante é do tipo float, mas o meu valor, o valor que eu coloquei, ele é um valor inteiro, o número 2 é um valor inteiro. Então eu preciso trocar essa constante para “2f”. Aí sim vai virar uma constante do tipo float.</text:p>
      <text:p text:style-name="P4">E eu vou rodar novamente a aplicação. Agora sim. Agora eu tenho a metade de 9 é 4,5, que é o resultado daquela expressão lambda que já veio no início do código. E depois nós criamos uma árvore de expressões com uma expressão para cada elemento do nosso cálculo, ou seja, quociente, divisor e operação de divisão. E no final nós criamos uma árvore de expressões, compilamos essa árvore de expressões e chamamos o resultado dessa árvore para calcular o valor da metade de 7.</text:p>
      <text:p text:style-name="Text_20_body"/>
      <text:p text:style-name="Text_20_body"><text:tab/><text:tab/><text:tab/><text:span text:style-name="T1">Modificando Uma Árvore de Expressões</text:span> </text:p>
      <text:p text:style-name="Text_20_body"/>
      <text:p text:style-name="P2">Você pode estar se perguntando: por que ter todo esse trabalho de declarar cada um dos elementos, cada um dos operandos, da nossa divisão como uma expressão separada, para depois juntar tudo numa árvore de expressões, para depois compilar e só então obter o resultado, sendo que lá no começo, nós fizemos isso utilizando apenas uma linha como uma simples expressão lambda?</text:p>
      <text:p text:style-name="P2">Acontece que uma árvore de expressões ela é bastante poderosa. Esse recurso do .NET permite que você trabalhe com árvores de expressão para poder expandir essas expressões para poder modificar, como nós vamos ver agora a seguir. Então, vamos criar aqui um quarto item com a nova atividade. Essa atividade vai ser para modificar a árvore <text:soft-page-break/>de expressões atual. Vamos colocar aqui: modificar a árvore de expressões.</text:p>
      <text:p text:style-name="P2">Porque isso? Nós vamos aqui mostrar um exemplo em que a árvore vai ser modificada para calcular não mais a metade, como nós vimos aqui, mas sim o dobro. Nós vamos modificar essa árvore de expressões. Então, o que a gente vai começar fazendo aqui é declarando uma nova expressão.</text:p>
      <text:p text:style-name="P2">Então, se aqui em cima nós temos uma expressão para a metade, que é chamada de exprMetade, nós vamos ter uma nova expressão para o dobro. E vamos declarar essa variável como uma Expression, que vai ser o mesmo tipo aqui da expressão metade, ou seja, Expression&lt;Func&lt;float, float&gt;&gt;, porque ela recebe o parâmetro float e devolve um valor float. E essa variável vai se chamar expressão, ou exprDobro. Vou quebrar uma linha e vou colocar aqui uma atribuição.</text:p>
      <text:p text:style-name="P2">O que eu quero fazer? Eu quero pegar essa expressão metade e modificar essa expressão para transformar ela numa expressão para calcular o dobro. E como que isso é possível? Para a gente modificar uma árvore de expressões é necessário trabalhar com um outro tipo de classe do LINQ, da biblioteca linqExpressions, que é a uma classe do tipo visitador de expressões ou Expression visitor.</text:p>
      <text:p text:style-name="P2">Então, nós vamos criar aqui uma nova classe no final do nosso código. Essa classe vamos chamar aqui, com um nome bastante expressivo, como por exemplo, trocar divisão por multiplicação. Então vamos colocar aqui o nome “TrocarDivisaoPorMultiplicacao”. Essa classe ela precisa implementar uma classe base chamada de ExpressionVisitor, que faz parte do LINQ.</text:p>
      <text:p text:style-name="P2">Essa classe ExpressionVisitor, olha só, ela representa um visitador. Um visitador, na verdade, é um padrão de projeto, é um design pattern, que é utilizado quando você precisa realmente fazer uma visita. Você vai fazer uma inspeção dentro de um determinado objeto. Esse objeto, no nosso caso, é uma expressão.</text:p>
      <text:p text:style-name="P2">Então essa expressão, que no caso é a expressão metade, ela vai ser visitada. Ela vai ser visitada e, como a descrição aqui já diz, ela vai ser visitada e também vai ser reescrita para trocar a operação de divisão por uma operação de dobro. Então, vamos lá.</text:p>
      <text:p text:style-name="P2">Agora com essa implementação da nova classe, a gente vai programar aqui um override, a gente vai substituir um método da classe ExpressionVisitor. Então, para isso, nós vamos colocar aqui um “override” e ele vai listar as opções possíveis. Então, se eu estou <text:soft-page-break/>trocando a divisão por multiplicação, eu preciso colocar o método VisitBinary. O VisitBinary vai me ajudar a fazer essa troca.</text:p>
      <text:p text:style-name="P2">E olha só, ele recebe como parâmetro uma expressão binária, que é o parâmetro node ou, em português, nó. Esse nó pode ter vários tipos. Nós queremos descobrir quando é que esse nó ele é do tipo divisão e trocar por outra expressão do tipo multiplicação. Então vamos procurar aqui, vamos fazer uma verificação com a instrução “if”, se o meu nó, se o node, se o tipo dele, ou seja, se o node type, se o “node.NodeType” for do tipo “ExpressionType.Divide”, ou seja, divisão, for um dividir, eu quero trocar por um multiplicar.</text:p>
      <text:p text:style-name="P2">Eu vou, então, retornar nesse caso (return) o que é uma expressão de multiplicação. E eu faço isso acessando a classe Expression, método multiply. Esse multiply, olha só, ele recebe aqui dois argumentos. O primeiro é a expressão à esquerda e o outro a expressão à direita. E a gente vai manter os mesmos operadores da divisão e passar esses operadores para multiplicação, ou seja, o quociente e o divisor da nossa divisão, eles vão passar a ser fatores da multiplicação.</text:p>
      <text:p text:style-name="P2">Em vez de fazer left / right, ou seja, esquerda / direita, eu vou fazer esquerda x direita. Então eu vou acessar aqui a expressão esquerda do meu nó. Então, eu coloco aqui “node.Left” e o outro argumento que é “node.Right”. Então agora eu já tenho aqui uma classe para fazer essa troca para mim.</text:p>
      <text:p text:style-name="P2">Agora falta declarar essa classe aqui. Eu vou declarar a classe troca a divisão por multiplicação aqui em cima, acima da exprDobro. Então, “TrocarDivisaoPorMultiplicacao”. Essa variável eu vou chamar de “troca.”. É “= new TrocarDivisaoPorMultiplicacao”. Depois disso, agora basta utilizar esse objeto troca para fazer essa modificação na árvore de expressões original, que é a expressão metade. Então vamos acessar aqui “troca.”.</text:p>
      <text:p text:style-name="P2">E aí eu preciso fazer o quê? Eu preciso ainda criar um método na minha classe de troca para eu poder fazer essa visita. Essa visita, na verdade, é processar a árvore original para transformar numa árvore modificada. Vamos, então, criar um novo método na nossa classe de Troca, esse método vai se chamar (vou colocar aqui um void) modificar. Então, “Modificar”. Que vai receber como parâmetro uma expressão de entrada que vai ser a nossa expressão de divisão, Expression.</text:p>
      <text:p text:style-name="P2"><text:soft-page-break/>Vou colocar aqui “Expression” também. E aqui dentro do corpo desse método a gente vai fazer a visita. Então, essa classe base que é o ExpressionVisitor ele faz exatamente isso, ele visita uma expressão e ele modifica conforme nós definimos na nossa classe. Então a gente tem que fazer essa visita chamando o método Visit e vou passar aqui como argumento a nossa expressão, que é Expression, que está sendo passada como parâmetro.</text:p>
      <text:p text:style-name="P2">Porém, esse método Visit ele retorna uma expressão. Então eu vou colocar aqui “return Visit(expression)”. E aqui eu preciso modificar também o tipo de retorno do método modificar, eu vou trocar para “Expression”. E agora falta eu aplicar esse método aqui em cima. Eu vou colocar “troca.”... Faltou colocar o modificador público, modificar precisa ser um método público.</text:p>
      <text:p text:style-name="P2">Então eu vou colocar “troca.Modificar” e vou passar aqui como argumento a nossa expressão original, que é a expressão metade ou exprMetade. Eu ainda tenho um problema que é a conversão aqui. Eu preciso fazer uma conversão explícita para esse tipo Expression&lt;Func&lt;float, float&gt;&gt;. Então vamos colocar aqui, no começo, entre parênteses antes da troca, eu vou fazer essa conversão para esse tipo.</text:p>
      <text:p text:style-name="P2">Vou copiar esse tipo aqui e vou colar dentro dos parênteses para fazer uma conversão explícita. Então, agora que eu tenho uma variável de expressão para o dobro, falta ainda compilar. Então nós fizemos já isso para a metade aqui em cima, onde eu declarei a metade compilada. Aqui embaixo, eu vou criar uma nova variável var, chamada de dobro compilado. Então, “dobroCompilado = exprDobro”. E vou compilar com o método Compile.</text:p>
      <text:p text:style-name="P2">Agora só falta colocar o resultado no console, Console.WriteLine (“Dobro de”) e aqui eu vou colocar um valor qualquer, por exemplo 15, (“Dobro de 15 é”). E o parâmetro com índice zero, que eu vou passar a seguir como sendo o dobro compilado. O dobro compilado aqui, lembrando, que ele é uma Func, ou seja, ele é um delegado, e eu vou passar aqui o parâmetro desse delegado, que é o meu valor aqui, que é 15. E agora só falta rodar a aplicação. E aí está o resultado: o dobro de 15 é 30.</text:p>
      <text:p text:style-name="P2">Então nós vimos como criar uma árvore de expressões a partir de pequenas expressões individuais, que são os operandos do nosso cálculo. E nós compilamos essa expressão, essa árvore de expressões, para girar um delegado que pôde ser executado.</text:p>
      <text:p text:style-name="P2">E, depois, nós aprendemos também a modificar essa árvore de expressões, utilizando um <text:soft-page-break/>visitador que implementa o padrão de projeto, o design pattern, chamado de visitor. E esse visitador pôde então trocar, pôde substituir, a operação de divisão por uma operação de multiplicação.</text:p>
      <text:p text:style-name="P3"/>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 Sans" svg:font-family="'Open Sans', sans-serif"/>
    <style:font-face style:name="Source Serif Pro" svg:font-family="'Source Serif Pro', 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M8S</meta:editing-duration>
    <meta:editing-cycles>4</meta:editing-cycles>
    <meta:generator>OpenOffice/4.1.6$Win32 OpenOffice.org_project/416m1$Build-9790</meta:generator>
    <dc:date>2019-11-25T10:29:42.21</dc:date>
    <dc:creator>Caio  Domingues</dc:creator>
    <meta:document-statistic meta:table-count="0" meta:image-count="0" meta:object-count="0" meta:page-count="14" meta:paragraph-count="103" meta:word-count="6004" meta:character-count="35992"/>
    <meta:user-defined meta:name="Info 1"/>
    <meta:user-defined meta:name="Info 2"/>
    <meta:user-defined meta:name="Info 3"/>
    <meta:user-defined meta:name="Info 4"/>
  </office:meta>
</office:document-meta>
</file>